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Bad" style:data-style-name="N0">
      <style:table-cell-properties fo:border="thin solid #000000" style:vertical-align="middle" fo:background-color="#FFC7CE" style:repeat-content="false"/>
      <style:paragraph-properties fo:text-align="center"/>
      <style:text-properties fo:color="#9C0006" style:font-name="Calibri" style:font-name-asian="Calibri" style:font-name-complex="Calibri" style:font-family-generic="swiss"/>
    </style:style>
    <style:style style:name="ce5" style:family="table-cell" style:parent-style-name="Bad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7" style:family="table-cell" style:parent-style-name="Neutral" style:data-style-name="N0">
      <style:table-cell-properties fo:border="thin solid #000000" style:vertical-align="middle" fo:background-color="#FFEB9C" style:repeat-content="false"/>
      <style:paragraph-properties fo:text-align="center"/>
      <style:text-properties fo:color="#9C5700"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2.2514583333333cm"/>
    </style:style>
    <style:style style:name="co3" style:family="table-column">
      <style:table-column-properties fo:break-before="auto" style:column-width="5.6620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Enunciado de la Historia</text:p>
          </table:table-cell>
          <table:table-cell office:value-type="string" table:style-name="ce2">
            <text:p>Alias</text:p>
          </table:table-cell>
          <table:table-cell office:value-type="string" table:style-name="ce2">
            <text:p>Estado</text:p>
          </table:table-cell>
          <table:table-cell office:value-type="string" table:style-name="ce2">
            <text:p>Esfuerzo</text:p>
          </table:table-cell>
          <table:table-cell office:value-type="string" table:style-name="ce2">
            <text:p>Sprint</text:p>
          </table:table-cell>
          <table:table-cell office:value-type="string" table:style-name="ce2">
            <text:p>Prioridad</text:p>
          </table:table-cell>
          <table:table-cell office:value-type="string" table:style-name="ce2">
            <text:p>Comentarios</text:p>
          </table:table-cell>
          <table:table-cell table:number-columns-repeated="16376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Como administrador necesito crear roles con la finalidad de administrar mejor los usuarios del sistema.</text:p>
          </table:table-cell>
          <table:table-cell office:value-type="string" table:style-name="ce3">
            <text:p>crear roles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Como administrador necesito modificar roles para actualizar las cuentas de los usuarios.</text:p>
          </table:table-cell>
          <table:table-cell office:value-type="string" table:style-name="ce4">
            <text:p>modificar roles</text:p>
          </table:table-cell>
          <table:table-cell table:style-name="ce4"/>
          <table:table-cell office:value-type="string" table:style-name="ce4">
            <text:p>0/10</text:p>
          </table:table-cell>
          <table:table-cell table:style-name="ce4"/>
          <table:table-cell office:value-type="string" table:style-name="ce4">
            <text:p>0/10</text:p>
          </table:table-cell>
          <table:table-cell table:style-name="ce4"/>
          <table:table-cell table:number-columns-repeated="16376" table:style-name="ce5"/>
        </table:table-row>
        <table:table-row table:style-name="ro3">
          <table:table-cell office:value-type="float" office:value="3" table:style-name="ce3">
            <text:p>3</text:p>
          </table:table-cell>
          <table:table-cell office:value-type="string" table:style-name="ce6">
            <text:p>Como administrador necesito borrar roles para los usuarios que ya no cumplen un rol en específico con la finalidad de actualización de los roles.</text:p>
          </table:table-cell>
          <table:table-cell office:value-type="string" table:style-name="ce3">
            <text:p>borrar roles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7">
            <text:p>Como administrador necesito crear las cuentas de los usuarios del sistema con la finalidad de gestionar sus datos.</text:p>
          </table:table-cell>
          <table:table-cell office:value-type="string" table:style-name="ce3">
            <text:p>registrar cuentas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Como usuario necesito modificar mi cuenta para actualizar mis datos.</text:p>
          </table:table-cell>
          <table:table-cell office:value-type="string" table:style-name="ce3">
            <text:p>modificar cuentas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table:number-columns-repeated="16376"/>
        </table:table-row>
        <table:table-row table:style-name="ro3">
          <table:table-cell office:value-type="float" office:value="6" table:style-name="ce3">
            <text:p>6</text:p>
          </table:table-cell>
          <table:table-cell office:value-type="string" table:style-name="ce6">
            <text:p>Como administrador necesito borrar la cuenta de los usuarios que ya no acceden al sistema con la finalidad de mejor administración de ellos.</text:p>
          </table:table-cell>
          <table:table-cell office:value-type="string" table:style-name="ce3">
            <text:p>borrar cuenta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3">
            <text:p>Como administrador necesito asignar roles y permisos a los usuarios con la finalidad de identificar mejor a estos.</text:p>
          </table:table-cell>
          <table:table-cell office:value-type="string" table:style-name="ce3">
            <text:p>asignar rol y permisos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4">
            <text:p>Como administrador necesito modificar roles y permisos a los usuarios para la actualización de las cuentas de usuario.</text:p>
          </table:table-cell>
          <table:table-cell office:value-type="string" table:style-name="ce3">
            <text:p>modificar rol y permisos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table:number-columns-repeated="16376"/>
        </table:table-row>
        <table:table-row table:style-name="ro3">
          <table:table-cell office:value-type="float" office:value="9" table:style-name="ce3">
            <text:p>9</text:p>
          </table:table-cell>
          <table:table-cell office:value-type="string" table:style-name="ce6">
            <text:p>Como administrador necesito borrar roles y permisos a los usuarios con la finalidad de actualización de las cuentas de usuarios del sistema.</text:p>
          </table:table-cell>
          <table:table-cell office:value-type="string" table:style-name="ce3">
            <text:p>borrar rol y permisos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3">
            <text:p>Como usuario necesito poder loguearme con la finalidad de acceder a la aplicación.</text:p>
          </table:table-cell>
          <table:table-cell office:value-type="string" table:style-name="ce3">
            <text:p>login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string" table:style-name="ce3">
            <text:p>Como usuario necesito poder salir de la sesión con la finalidad de salir de la aplicación para la protección de la cuenta.</text:p>
          </table:table-cell>
          <table:table-cell office:value-type="string" table:style-name="ce3">
            <text:p>logout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string" table:style-name="ce3">
            <text:p>Como usuario necesito poder registrar mis datos personales con la finalidad de identificarme en el sistema.</text:p>
          </table:table-cell>
          <table:table-cell office:value-type="string" table:style-name="ce3">
            <text:p>registro de datos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string" table:style-name="ce3">
            <text:p>Como Scrum master necesito crear un grupo de trabajo con la finalidad de definir mis integrantes de equipo.</text:p>
          </table:table-cell>
          <table:table-cell office:value-type="string" table:style-name="ce3">
            <text:p>crear grupo de trabajo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string" table:style-name="ce3">
            <text:p>Como Scrum master necesito borrar mi grupo de trabajo con la finalidad de crear uno desde cero.</text:p>
          </table:table-cell>
          <table:table-cell office:value-type="string" table:style-name="ce3">
            <text:p>borrar grupo de trabajo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style-name="ce3">
            <text:p>Como Scrum master necesito poder agregar miembros con la finalidad de definir mi grupo de trabajo.</text:p>
          </table:table-cell>
          <table:table-cell office:value-type="string" table:style-name="ce3">
            <text:p>agregar miembro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string" table:style-name="ce3">
            <text:p>Como Scrum master necesito poder borrar miembros con la finalidad de actualizar mi grupo de trabajo.</text:p>
          </table:table-cell>
          <table:table-cell office:value-type="string" table:style-name="ce3">
            <text:p>borrar miembro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float" office:value="22.5" table:style-name="ce3">
            <text:p>22,5</text:p>
          </table:table-cell>
          <table:table-cell office:value-type="string" table:style-name="ce4">
            <text:p>Como Scrum master necesito poder definir responsabilidades para los miembros del grupo de trabajo.</text:p>
          </table:table-cell>
          <table:table-cell office:value-type="string" table:style-name="ce3">
            <text:p>definir responsabilidades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4">
            <text:p>Como Scrum master necesito poder asignar responsabilidades a los miembros para el proyecto a realizar.</text:p>
          </table:table-cell>
          <table:table-cell office:value-type="string" table:style-name="ce3">
            <text:p>asignar responsabilidades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string" table:style-name="ce3">
            <text:p>Como Scrum master necesito poder definir el proyecto a realizar con la finalidad de comenzar.</text:p>
          </table:table-cell>
          <table:table-cell office:value-type="string" table:style-name="ce3">
            <text:p>definir proyecto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string" table:style-name="ce3">
            <text:p>Como Scrum master necesito poder borrar el proyecto con la finalidad de finalizar/cancelar el actual y comenzar con otro.</text:p>
          </table:table-cell>
          <table:table-cell office:value-type="string" table:style-name="ce3">
            <text:p>borrar proyecto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32" table:style-name="ce3">
            <text:p>32</text:p>
          </table:table-cell>
          <table:table-cell office:value-type="string" table:style-name="ce3">
            <text:p>Como Scrum master necesito listar los clientes con la finalidad de saber a quién va dirigido el proyecto.</text:p>
          </table:table-cell>
          <table:table-cell office:value-type="string" table:style-name="ce3">
            <text:p>lidtado de clientes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35" table:style-name="ce3">
            <text:p>35</text:p>
          </table:table-cell>
          <table:table-cell office:value-type="string" table:style-name="ce3">
            <text:p>Como scrum master necesito definir sprints con la finalidad de definir el intervalo de tiempo de las actividades a realizar.</text:p>
          </table:table-cell>
          <table:table-cell office:value-type="string" table:style-name="ce3">
            <text:p>asignar sprint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37" table:style-name="ce3">
            <text:p>37</text:p>
          </table:table-cell>
          <table:table-cell office:value-type="string" table:style-name="ce3">
            <text:p>Como scrum master necesito borrar sprints con la finalidad de actualizar las actividades.</text:p>
          </table:table-cell>
          <table:table-cell office:value-type="string" table:style-name="ce3">
            <text:p>borrar sprint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38" table:style-name="ce3">
            <text:p>38</text:p>
          </table:table-cell>
          <table:table-cell office:value-type="string" table:style-name="ce3">
            <text:p>Como Scrum master necesito crear los US de cada sprint con la finalidad de ver las actividades a realizar.</text:p>
          </table:table-cell>
          <table:table-cell office:value-type="string" table:style-name="ce3">
            <text:p>crear US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4">
            <text:p>Como Scrum master necesito modificar los US de cada sprint con la finalidad de actualizar las actividades a realizar.</text:p>
          </table:table-cell>
          <table:table-cell office:value-type="string" table:style-name="ce3">
            <text:p>modificar US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41" table:style-name="ce3">
            <text:p>41</text:p>
          </table:table-cell>
          <table:table-cell office:value-type="string" table:style-name="ce3">
            <text:p>Como Scrum master necesito asignar los sprints a cada US con la finalidad de guardar y comenzar con las actividades.</text:p>
          </table:table-cell>
          <table:table-cell office:value-type="string" table:style-name="ce3">
            <text:p>asignar sprints a US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45" table:style-name="ce3">
            <text:p>45</text:p>
          </table:table-cell>
          <table:table-cell office:value-type="string" table:style-name="ce3">
            <text:p>Como Scrum master necesito crear los flujos de Kanban por cada US con la finalidad de saber su estado.</text:p>
          </table:table-cell>
          <table:table-cell office:value-type="string" table:style-name="ce3">
            <text:p>crear flujos Kanban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office:value-type="string" table:style-name="ce3">
            <text:p>0/10</text:p>
          </table:table-cell>
          <table:table-cell table:style-name="ce3"/>
          <table:table-cell table:number-columns-repeated="16376"/>
        </table:table-row>
        <table:table-row table:style-name="ro2">
          <table:table-cell table:number-columns-repeated="8" table:style-name="ce8"/>
          <table:table-cell table:number-columns-repeated="16376"/>
        </table:table-row>
        <table:table-row table:style-name="ro2">
          <table:table-cell table:style-name="ce8"/>
          <table:table-cell office:value-type="string" table:style-name="ce8">
            <text:p>Obs: El ID es el número de los requerimientos funcionales para facilitar la localización de los mismos en el trabajo, se debe actualizar una vez definido bien los US.</text:p>
          </table:table-cell>
          <table:table-cell table:number-columns-repeated="6" table:style-name="ce8"/>
          <table:table-cell table:number-columns-repeated="16376"/>
        </table:table-row>
        <table:table-row table:style-name="ro2">
          <table:table-cell table:style-name="ce8"/>
          <table:table-cell office:value-type="string" table:style-name="ce8">
            <text:p>El esfuerzo y prioridad están en cero para poder definir mejor con el grupo completo, también se debería actualizar mejor los enunciados del US.</text:p>
          </table:table-cell>
          <table:table-cell table:number-columns-repeated="6" table:style-name="ce8"/>
          <table:table-cell table:number-columns-repeated="16376"/>
        </table:table-row>
        <table:table-row table:number-rows-repeated="10" table:style-name="ro2">
          <table:table-cell table:number-columns-repeated="8" table:style-name="ce8"/>
          <table:table-cell table:number-columns-repeated="16376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dc:creator>PabloAgHP</dc:creator>
    <meta:creation-date>2018-02-21T14:52:32Z</meta:creation-date>
    <dc:date>2018-02-24T18:43:36Z</dc:date>
    <meta:editing-cycles>23</meta:editing-cycles>
    <meta:editing-duration>PT2361S</meta:editing-duration>
  </office:meta>
</office:document-meta>
</file>